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6.368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4.4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ackground-color="transparent" fo:border="0.06pt solid #000000"/>
      <style:text-properties style:font-name="Courier 10 Pitch"/>
    </style:style>
    <style:style style:name="ce3" style:family="table-cell" style:parent-style-name="Default">
      <style:table-cell-properties fo:background-color="#99ff66" fo:border="0.06pt solid #000000"/>
      <style:text-properties style:font-name="Courier 10 Pitch"/>
    </style:style>
    <style:style style:name="ce4" style:family="table-cell" style:parent-style-name="Default">
      <style:table-cell-properties fo:background-color="transparent" fo:border="0.06pt solid #000000"/>
      <style:text-properties style:font-name="Courier 10 Pitch" style:font-name-asian="DejaVu Sans" style:font-name-complex="Lohit Hindi"/>
    </style:style>
    <style:style style:name="ce5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FMUS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Символы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Микросхема</text:p>
          </table:table-cell>
          <table:table-cell table:style-name="ce2" office:value-type="string" calcext:value-type="string">
            <text:p>LPC1343FBD48 (MCU)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Микросхема</text:p>
          </table:table-cell>
          <table:table-cell table:style-name="ce2" office:value-type="string" calcext:value-type="string">
            <text:p>LM3940IS-3.3/NOPB TO263</text:p>
          </table:table-cell>
          <table:table-cell table:style-name="ce2" office:value-type="string" calcext:value-type="string">
            <text:p>TO2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Микросхема</text:p>
          </table:table-cell>
          <table:table-cell table:style-name="ce2" office:value-type="string" calcext:value-type="string">
            <text:p>MAX603ESA+, регулятор напряжения Ind SO8</text:p>
          </table:table-cell>
          <table:table-cell table:style-name="ce2" office:value-type="string" calcext:value-type="string">
            <text:p>SO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Кварц</text:p>
          </table:table-cell>
          <table:table-cell table:style-name="ce2" office:value-type="string" calcext:value-type="string">
            <text:p>12.000 МГц имп. HC-49SM, кварцевый резонатор, 32pF</text:p>
          </table:table-cell>
          <table:table-cell table:style-name="ce2" office:value-type="string" calcext:value-type="string">
            <text:p>HC-49S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Переключатель</text:p>
          </table:table-cell>
          <table:table-cell table:style-name="ce2" office:value-type="string" calcext:value-type="string">
            <text:p>SBS1004, Переключатель DIP SMD, 4 контактных групп</text:p>
          </table:table-cell>
          <table:table-cell table:style-name="ce2" office:value-type="string" calcext:value-type="string">
            <text:p>SBS10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2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Переключатель</text:p>
          </table:table-cell>
          <table:table-cell table:style-name="ce2" office:value-type="string" calcext:value-type="string">
            <text:p>SS12D11, Переключатель движковый (2A 250VAC)</text:p>
          </table:table-cell>
          <table:table-cell table:style-name="ce2" office:value-type="string" calcext:value-type="string">
            <text:p>SS12D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азъем</text:p>
          </table:table-cell>
          <table:table-cell table:style-name="ce2" office:value-type="string" calcext:value-type="string">
            <text:p>MiniUSB-A, Розетка 5-контактная SMD на плату</text:p>
          </table:table-cell>
          <table:table-cell table:style-name="ce2" office:value-type="string" calcext:value-type="string">
            <text:p>USB_MINI_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Батарейный отсек</text:p>
          </table:table-cell>
          <table:table-cell table:style-name="ce2" office:value-type="string" calcext:value-type="string">
            <text:p>BH311-1A, Батарейный отсек 1xAA</text:p>
          </table:table-cell>
          <table:table-cell table:style-name="ce2" office:value-type="string" calcext:value-type="string">
            <text:p>BH311-1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H1—BH4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Светодиод</text:p>
          </table:table-cell>
          <table:table-cell table:style-name="ce2" office:value-type="string" calcext:value-type="string">
            <text:p>BL-LS1210URUGUBC, Светодиод SMD, ультра-RGB 120" 55/50/28мКд</text:p>
          </table:table-cell>
          <table:table-cell table:style-name="ce2" office:value-type="string" calcext:value-type="string">
            <text:p>SMD-LS12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4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Светодиод</text:p>
          </table:table-cell>
          <table:table-cell table:style-name="ce2" office:value-type="string" calcext:value-type="string">
            <text:p>BL-L515RGBC-CA, Светодиод (RGB) 20" d=5мм 2000/5000/2000мКд, общий анод</text:p>
          </table:table-cell>
          <table:table-cell table:style-name="ce2" office:value-type="string" calcext:value-type="string">
            <text:p>BL-L5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(L0_1, L0_2, L0_3)-(L9_1, L9_2, L9_3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Светодиод</text:p>
          </table:table-cell>
          <table:table-cell table:style-name="ce2" office:value-type="string" calcext:value-type="string">
            <text:p>BL-L2506URC, Светодиод красный 120" 2х5х7мм 300мКд 660нМ</text:p>
          </table:table-cell>
          <table:table-cell table:style-name="ce2" office:value-type="string" calcext:value-type="string">
            <text:p>BL-L25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0-L3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Кнопка</text:p>
          </table:table-cell>
          <table:table-cell table:style-name="ce2" office:value-type="string" calcext:value-type="string">
            <text:p>TC-0205, Кнопка тактовая угловая h=8.35мм</text:p>
          </table:table-cell>
          <table:table-cell table:style-name="ce2" office:value-type="string" calcext:value-type="string">
            <text:p>TC-02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0-B5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Диод шотки</text:p>
          </table:table-cell>
          <table:table-cell table:style-name="ce2" office:value-type="string" calcext:value-type="string">
            <text:p>10BQ030TR PBF, Диод Шоттки 1А 30В SMB</text:p>
          </table:table-cell>
          <table:table-cell table:style-name="ce2" office:value-type="string" calcext:value-type="string">
            <text:p>SMD SM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Транзистор</text:p>
          </table:table-cell>
          <table:table-cell table:style-name="ce2" office:value-type="string" calcext:value-type="string">
            <text:p>IRF4905SPBF, 1P -55В -74А D2Pack, P-MOSFET</text:p>
          </table:table-cell>
          <table:table-cell table:style-name="ce2" office:value-type="string" calcext:value-type="string">
            <text:p>D2PA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1-F4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Транзистор</text:p>
          </table:table-cell>
          <table:table-cell table:style-name="ce2" office:value-type="string" calcext:value-type="string">
            <text:p>BCP56-16 SOT223, NPN</text:p>
          </table:table-cell>
          <table:table-cell table:style-name="ce2" office:value-type="string" calcext:value-type="string">
            <text:p>SOT2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0-Q9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Кер.ЧИП конд. 0.1 мкФ X7R 50В 10% 0805, GRM21BR71H104K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1, C2, C7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Кер.ЧИП конд. 0.47мкФ X7R 25В 10% 0805, GRM21BR71E474K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9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Кер.ЧИП конд. 56пФ NPO 50В 5% 0805, GRM2165C1H560J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3, C4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TECAP, 10 мкФ, 16 В, тип B, 10%, Конденсатор танталовый SMD</text:p>
          </table:table-cell>
          <table:table-cell table:style-name="ce2" office:value-type="string" calcext:value-type="string">
            <text:p>SMD 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5, C6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Конденсатор</text:p>
          </table:table-cell>
          <table:table-cell table:style-name="ce2" office:value-type="string" calcext:value-type="string">
            <text:p>TECAP, 33 мкФ, 10 В, тип B, 10%, Конденсатор танталовый SMD</text:p>
          </table:table-cell>
          <table:table-cell table:style-name="ce2" office:value-type="string" calcext:value-type="string">
            <text:p>SMD 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8, C1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270 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1-R1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80 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11-R19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330 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20-R23, R24-R26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0 к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27-R32, R33-R36, R37, R38, R39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 к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40-R45, R46-R49, R50-R54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33 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55-R56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.5 к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57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4.7 кОм, 1%, Чип резистор (SMD)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58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00 кОм, 1%, Чип резистор (SMD)</text:p>
          </table:table-cell>
          <table:table-cell table:style-name="ce4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59, R6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470 кОм, 1%, Чип резистор (SMD)</text:p>
          </table:table-cell>
          <table:table-cell table:style-name="ce4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6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Резистор</text:p>
          </table:table-cell>
          <table:table-cell table:style-name="ce2" office:value-type="string" calcext:value-type="string">
            <text:p>0.25Вт 1206 1.1 МОм, 1%, Чип резистор (SMD)</text:p>
          </table:table-cell>
          <table:table-cell table:style-name="ce4" office:value-type="string" calcext:value-type="string">
            <text:p>SMD 12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62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Резистор</text:p>
          </table:table-cell>
          <table:table-cell table:style-name="ce3" office:value-type="string" calcext:value-type="string">
            <text:p>0.25Вт 1206 (перемычка) 0 Ом, 1%, Чип резистор (SMD)</text:p>
          </table:table-cell>
          <table:table-cell table:style-name="ce3" office:value-type="string" calcext:value-type="string">
            <text:p>SMD 1206</text:p>
          </table:table-cell>
          <table:table-cell table:style-name="ce3" office:value-type="string" calcext:value-type="string">
            <text:p>????</text:p>
          </table:table-cell>
          <table:table-cell table:style-name="ce3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11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Man</meta:initial-creator>
    <meta:creation-date>2011-02-20T15:21:30</meta:creation-date>
    <meta:generator>LibreOffice/4.1.2.3$Linux_x86 LibreOffice_project/410m0$Build-3</meta:generator>
    <dc:date>2013-12-11T23:18:18.294710463</dc:date>
    <meta:editing-duration>P62DT19H43M23S</meta:editing-duration>
    <meta:editing-cycles>278</meta:editing-cycles>
    <dc:creator>xorror </dc:creator>
    <meta:document-statistic meta:table-count="1" meta:cell-count="165" meta:object-count="0"/>
  </office:meta>
</office:document-meta>
</file>